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0c6c1"/>
    </style:style>
    <style:style style:name="P2" style:family="paragraph" style:parent-style-name="Text_20_body">
      <style:text-properties officeooo:paragraph-rsid="0000c6c1"/>
    </style:style>
    <style:style style:name="P3" style:family="paragraph" style:parent-style-name="Text_20_body">
      <style:text-properties officeooo:rsid="0000c6c1" officeooo:paragraph-rsid="0000c6c1"/>
    </style:style>
    <style:style style:name="P4" style:family="paragraph" style:parent-style-name="Text_20_body">
      <style:text-properties officeooo:rsid="00012927" officeooo:paragraph-rsid="00012927"/>
    </style:style>
    <style:style style:name="P5" style:family="paragraph" style:parent-style-name="Heading_20_1" style:master-page-name="MP0">
      <style:paragraph-properties style:page-number="auto" fo:break-before="page"/>
      <style:text-properties officeooo:paragraph-rsid="0000c6c1"/>
    </style:style>
    <style:style style:name="P6" style:family="paragraph" style:parent-style-name="Heading_20_2">
      <style:text-properties officeooo:paragraph-rsid="0000c6c1"/>
    </style:style>
    <style:style style:name="T1" style:family="text">
      <style:text-properties officeooo:rsid="0021683a"/>
    </style:style>
    <style:style style:name="T2" style:family="text">
      <style:text-properties officeooo:rsid="0000c6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rduino 101 continuous <text:span text:style-name="T2">Dog Bowl </text:span>weight scale Project Diary</text:h>
      <text:p text:style-name="P1">Brad Needham</text:p>
      <text:p text:style-name="P1">Begun <text:span text:style-name="T2">July 16</text:span>, 2016</text:p>
      <text:p text:style-name="P1">Project blog at <text:span text:style-name="T2">TO DO</text:span></text:p>
      <text:p text:style-name="P1">@bneedhamia <text:span text:style-name="T1">on Twitter</text:span></text:p>
      <text:p text:style-name="P1"/>
      <text:h text:style-name="P6" text:outline-level="2">Summary</text:h>
      <text:p text:style-name="P3">I want to automatically weigh our dog’s water bowl, to be able to measure a) when and how much she drinks, and b) when we refill the bowl. <text:s/>The weight is (will be) measured by an Arduino 101 which reads a 10kg Load Cell via a Load Cell Amplifier, then transmits the result via BLE (Bluetooth Low Energy) to a Raspberry Pi gateway, which relays the data to the cloud via WiFi.</text:p>
      <text:p text:style-name="P3">Analysis of the raw weight data over time should show when Pippa drinks and when we refill her bowl. With a little more programming, I could add a low-water alarm based on the weight of the empty bowl – but running out of water doesn’t seem to be a problem for us.</text:p>
      <text:p text:style-name="P2"><text:span text:style-name="T2">This project is similar, technologically to my Dog Bed Weight Scale, </text:span><text:a xlink:type="simple" xlink:href="https://github.com/bneedhamia/CurieBLEWeightMonitor" text:style-name="Internet_20_link" text:visited-style-name="Visited_20_Internet_20_Link"><text:span text:style-name="T2">CurieBLEWeightMonitor</text:span></text:a><text:span text:style-name="T2">.</text:span></text:p>
      <text:h text:style-name="P6" text:outline-level="2">Status</text:h>
      <text:p text:style-name="P3">I’m just beginning the notes on the project. <text:s/>The project lies ahead.</text:p>
      <text:h text:style-name="P6" text:outline-level="2"><text:span text:style-name="T2">July 16</text:span>, 2016 – <text:span text:style-name="T2">It begins</text:span></text:h>
      <text:p text:style-name="P3">Just writing up basic notes so far.</text:p>
      <text:h text:style-name="Heading_20_2" text:outline-level="2">July 17, 2016 – Mechanical design thoughts</text:h>
      <text:p text:style-name="P4">I sketched up the mechanical connections of the Load Cell, based on the examples in Sparkfun’s Load Cell Amplifier HX711 Breakout Hookup Guide, at <text:a xlink:type="simple" xlink:href="https://learn.sparkfun.com/tutorials/load-cell-amplifier-hx711-breakout-hookup-guide" text:style-name="Internet_20_link" text:visited-style-name="Visited_20_Internet_20_Link">https://learn.sparkfun.com/tutorials/load-cell-amplifier-hx711-breakout-hookup-guide</text:a>.</text:p>
      <text:p text:style-name="P4">I noticed two challenges: 1) how to keep dog water-bowl water out of the electronics, and 2) if I use an outside edge to keep water out, how to assemble the whole thing?</text:p>
      <text:p text:style-name="P4">I decided to use MDF (Medium Density Fiberboard) as the main construction material, because MDF holds screws well, is nicely waterproof when properly finished/painted, and I have a lot of it left over from a failed attempt to make a CNC machine. <text:s/>A square box with an outside curtain should keep the water out of the electronics, and if I fasten it to the top with bolts, I should be able to assemble it after assembling the other parts.</text:p>
      <text:p text:style-name="P4">I’m not entirely happy with the decision to fasten the MDF with bolts – that’s a very expensive way of connecting it, and takes a lot of precision. <text:s/>After thinking about the design a bit, I realized that I can put an access hole in the center of the bottom piece, which will let me get a nut driver to the center Load bolts, which will let me assemble or remove the top part, with the glued-on curtain, as a final assembly ste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7:00:19.000136706</meta:creation-date>
    <dc:date>2016-07-17T17:19:52.585751852</dc:date>
    <meta:editing-duration>PT19M35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8" meta:word-count="409" meta:character-count="2312" meta:non-whitespace-character-count="1913"/>
  </office:meta>
</office:document-meta>
</file>